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3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ALCINA KUNO EDI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ALCINA KUNO EDITH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PINEDA MERMA, ROSSEMARY DISRAEL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FRANCES NEGRO:</text:p>
          </table:table-cell>
          <table:table-cell table:style-name="Tabla1.B3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8910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48:45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